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B00000254BD55308526BAB161.png" manifest:media-type="image/png"/>
  <manifest:file-entry manifest:full-path="Pictures/10000000000004A10000025BCFEDF89942170B2E.png" manifest:media-type="image/png"/>
  <manifest:file-entry manifest:full-path="Pictures/10000000000004B7000002C05E52EFD728DDF20E.png" manifest:media-type="image/png"/>
  <manifest:file-entry manifest:full-path="Pictures/10000000000004770000025CE68CB146248BD2F1.png" manifest:media-type="image/png"/>
  <manifest:file-entry manifest:full-path="Pictures/100000000000048A0000026C949CB8932986F5D5.png" manifest:media-type="image/png"/>
  <manifest:file-entry manifest:full-path="Pictures/100000000000042F00000258952B152A82B91418.png" manifest:media-type="image/png"/>
  <manifest:file-entry manifest:full-path="Pictures/10000000000004A300000266FF085BAC7211B9A1.png" manifest:media-type="image/png"/>
  <manifest:file-entry manifest:full-path="Pictures/1000000000000511000002543121B20DCA148214.png" manifest:media-type="image/png"/>
  <manifest:file-entry manifest:full-path="Pictures/10000000000004570000029D504136CA49B5BE2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paragraph" svg:width="17cm" svg:height="9.07cm" draw:z-index="0"><draw:image xlink:href="Pictures/100000000000048A0000026C949CB8932986F5D5.png" xlink:type="simple" xlink:show="embed" xlink:actuate="onLoad" loext:mime-type="image/png"/></draw:frame><draw:frame draw:style-name="fr3" draw:name="Image2" text:anchor-type="paragraph" svg:x="0.122cm" svg:y="10.631cm" svg:width="17cm" svg:height="8.983cm" draw:z-index="1"><draw:image xlink:href="Pictures/10000000000004770000025CE68CB146248BD2F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paragraph" svg:x="0cm" svg:y="0.205cm" svg:width="17cm" svg:height="8.65cm" draw:z-index="2"><draw:image xlink:href="Pictures/10000000000004A10000025BCFEDF89942170B2E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><draw:frame draw:style-name="fr2" draw:name="Image4" text:anchor-type="paragraph" svg:width="17cm" svg:height="9.915cm" draw:z-index="3"><draw:image xlink:href="Pictures/10000000000004B7000002C05E52EFD728DDF20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paragraph" svg:width="17cm" svg:height="8.793cm" draw:z-index="4"><draw:image xlink:href="Pictures/10000000000004A300000266FF085BAC7211B9A1.png" xlink:type="simple" xlink:show="embed" xlink:actuate="onLoad" loext:mime-type="image/png"/></draw:frame><draw:frame draw:style-name="fr3" draw:name="Image6" text:anchor-type="paragraph" svg:x="-0.242cm" svg:y="12.315cm" svg:width="17cm" svg:height="9.523cm" draw:z-index="5"><draw:image xlink:href="Pictures/100000000000042F00000258952B152A82B91418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7" text:anchor-type="paragraph" svg:width="17cm" svg:height="7.751cm" draw:z-index="6"><draw:image xlink:href="Pictures/100000000000051B00000254BD55308526BAB161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8" text:anchor-type="paragraph" svg:width="17cm" svg:height="7.811cm" draw:z-index="7"><draw:image xlink:href="Pictures/1000000000000511000002543121B20DCA148214.png" xlink:type="simple" xlink:show="embed" xlink:actuate="onLoad" loext:mime-type="image/png"/></draw:frame></text:p>
      <text:p text:style-name="Standard"/>
      <text:p text:style-name="Standard"><draw:frame draw:style-name="fr1" draw:name="Image9" text:anchor-type="paragraph" svg:width="13.561cm" svg:height="8.165cm" draw:z-index="8"><draw:image xlink:href="Pictures/10000000000004570000029D504136CA49B5BE2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6T10:24:02.213000000</meta:creation-date>
    <meta:generator>LibreOffice/6.3.1.2$Windows_X86_64 LibreOffice_project/b79626edf0065ac373bd1df5c28bd630b4424273</meta:generator>
    <dc:date>2021-01-26T10:30:33.611000000</dc:date>
    <meta:editing-duration>PT6M31S</meta:editing-duration>
    <meta:editing-cycles>1</meta:editing-cycles>
    <meta:document-statistic meta:table-count="0" meta:image-count="9" meta:object-count="0" meta:page-count="5" meta:paragraph-count="0" meta:word-count="0" meta:character-count="0" meta:non-whitespace-character-count="0"/>
  </office:meta>
</office:document-meta>
</file>